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3.3771in" table:align="left"/>
    </style:style>
    <style:style style:name="Table1.A" style:family="table-column">
      <style:table-column-properties style:column-width="2.6063in"/>
    </style:style>
    <style:style style:name="Table1.B" style:family="table-column">
      <style:table-column-properties style:column-width="0.7708in"/>
    </style:style>
    <style:style style:name="Table1.A1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e3e3e3"/>
    </style:style>
    <style:style style:name="Table1.B1" style:family="table-cell">
      <style:table-cell-properties style:vertical-align="middle" fo:padding-left="0in" fo:padding-right="0.0194in" fo:padding-top="0in" fo:padding-bottom="0.0194in" fo:border-left="none" fo:border-right="0.75pt solid #e3e3e3" fo:border-top="none" fo:border-bottom="0.75pt solid #e3e3e3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3pt" officeooo:paragraph-rsid="001cef95" style:font-size-asian="13pt" style:font-size-complex="13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3pt" officeooo:paragraph-rsid="001cef95" style:font-size-asian="13pt" style:font-size-complex="13pt"/>
    </style:style>
    <style:style style:name="P3" style:family="paragraph" style:parent-style-name="Standard">
      <style:text-properties style:font-name="Times New Roman" fo:font-size="13pt" officeooo:paragraph-rsid="001cef95" style:font-size-asian="13pt" style:font-size-complex="13pt"/>
    </style:style>
    <style:style style:name="P4" style:family="paragraph" style:parent-style-name="Standard">
      <style:text-properties style:font-name="Times New Roman" fo:font-size="13pt" officeooo:rsid="001cef95" officeooo:paragraph-rsid="001cef95" style:font-size-asian="13pt" style:font-size-complex="13pt"/>
    </style:style>
    <style:style style:name="P5" style:family="paragraph" style:parent-style-name="Table_20_Contents">
      <style:paragraph-properties fo:margin-left="0in" fo:margin-right="0in" fo:text-indent="0in" style:auto-text-indent="false"/>
    </style:style>
    <style:style style:name="P6" style:family="paragraph" style:parent-style-name="Text_20_body">
      <style:text-properties officeooo:paragraph-rsid="001f5b09"/>
    </style:style>
    <style:style style:name="P7" style:family="paragraph" style:parent-style-name="Text_20_body">
      <style:text-properties style:font-name="Times New Roman" fo:font-size="13pt" officeooo:paragraph-rsid="001cef95" style:font-size-asian="13pt" style:font-size-complex="13pt"/>
    </style:style>
    <style:style style:name="P8" style:family="paragraph" style:parent-style-name="Text_20_body">
      <style:text-properties style:font-name="Times New Roman" fo:font-size="13pt" officeooo:paragraph-rsid="001e8503" style:font-size-asian="13pt" style:font-size-complex="13pt"/>
    </style:style>
    <style:style style:name="P9" style:family="paragraph" style:parent-style-name="Text_20_body">
      <style:text-properties style:font-name="Times New Roman" fo:font-size="13pt" officeooo:rsid="001cef95" officeooo:paragraph-rsid="001f5b09" style:font-size-asian="13pt" style:font-size-complex="13pt"/>
    </style:style>
    <style:style style:name="P10" style:family="paragraph" style:parent-style-name="Text_20_body">
      <style:text-properties style:font-name="Times New Roman" fo:font-size="13pt" fo:font-weight="bold" officeooo:rsid="00271cdc" officeooo:paragraph-rsid="00271cdc" style:font-size-asian="13pt" style:font-weight-asian="bold" style:font-size-complex="13pt" style:font-weight-complex="bold"/>
    </style:style>
    <style:style style:name="P11" style:family="paragraph" style:parent-style-name="Text_20_body">
      <style:text-properties style:font-name="Times New Roman" fo:font-size="13pt" fo:font-weight="normal" officeooo:rsid="00271cdc" officeooo:paragraph-rsid="00271cdc" style:font-size-asian="13pt" style:font-weight-asian="normal" style:font-size-complex="13pt" style:font-weight-complex="normal"/>
    </style:style>
    <style:style style:name="P12" style:family="paragraph" style:parent-style-name="Text_20_body">
      <style:text-properties fo:font-weight="normal" officeooo:paragraph-rsid="00271cdc" style:font-weight-asian="normal" style:font-weight-complex="normal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bold" style:font-weight-asian="bold"/>
    </style:style>
    <style:style style:name="T3" style:family="text">
      <style:text-properties fo:language="uk" fo:country="UA" fo:font-weight="normal" style:font-weight-asian="normal" style:font-weight-complex="normal"/>
    </style:style>
    <style:style style:name="T4" style:family="text">
      <style:text-properties officeooo:rsid="001cef9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ef95" style:font-weight-asian="bold" style:font-weight-complex="bold"/>
    </style:style>
    <style:style style:name="T7" style:family="text">
      <style:text-properties officeooo:rsid="001e8503"/>
    </style:style>
    <style:style style:name="T8" style:family="text">
      <style:text-properties style:font-name="Times New Roman" fo:font-size="13pt" officeooo:rsid="001cef95" style:font-size-asian="13pt" style:font-size-complex="13pt"/>
    </style:style>
    <style:style style:name="T9" style:family="text">
      <style:text-properties style:font-name="Times New Roman" fo:font-size="13pt" officeooo:rsid="00271cdc" style:font-size-asian="13pt" style:font-size-complex="13pt"/>
    </style:style>
    <style:style style:name="T10" style:family="text">
      <style:text-properties style:font-name="Times New Roman" fo:font-size="13pt" fo:font-weight="bold" officeooo:rsid="001cef95" style:font-size-asian="13pt" style:font-weight-asian="bold" style:font-size-complex="13pt" style:font-weight-complex="bold"/>
    </style:style>
    <style:style style:name="T11" style:family="text">
      <style:text-properties style:font-name="Times New Roman" fo:font-size="13pt" fo:font-weight="bold" officeooo:rsid="00271cdc" style:font-size-asian="13pt" style:font-weight-asian="bold" style:font-size-complex="13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><text:span text:style-name="T2">ЛАБОРАТОРНА №1</text:span></text:p>
      <text:p text:style-name="P1" loext:marker-style-name="T2"><text:span text:style-name="T2"/></text:p>
      <text:p text:style-name="P2" loext:marker-style-name="T1"><text:span text:style-name="T2">ТЕМА: </text:span><text:span text:style-name="T1">Систематизована система кодування для структуризації ІТ – проєкту </text:span></text:p>
      <text:p text:style-name="P2" loext:marker-style-name="T1"><text:span text:style-name="T1"/></text:p>
      <text:p text:style-name="P3" loext:marker-style-name="T2"><text:span text:style-name="T2">МЕТА: </text:span><text:span text:style-name="T1">Використовуючи відомі методи, здійснити процес кодування команди ІТ – проєкту. </text:span><text:span text:style-name="T2"><text:s/></text:span></text:p>
      <text:p text:style-name="P3" loext:marker-style-name="T2"><text:span text:style-name="T2"/></text:p>
      <text:p text:style-name="P3" loext:marker-style-name="T2"><text:span text:style-name="T2"/></text:p>
      <text:p text:style-name="P3" loext:marker-style-name="T2"><text:span text:style-name="T2"/></text:p>
      <text:p text:style-name="P4" loext:marker-style-name="T2"><text:span text:style-name="T2">ПРОЕКТ: </text:span><text:span text:style-name="T3">Маркетплейс для онлайн-навчання<text:line-break/></text:span></text:p>
      <text:p text:style-name="P4" loext:marker-style-name="T2"><text:span text:style-name="T5">Керівництво проєкту</text:span>:<text:line-break/></text:p>
      <text:p text:style-name="P7" loext:marker-style-name="T2"><text:span text:style-name="T4">Проектний менеджер (</text:span><text:span text:style-name="T6">PM</text:span><text:span text:style-name="T4">) - відповідає за загальне керівництво та координацію проєкту.</text:span>Технічний директор (<text:span text:style-name="T5">TD</text:span>) - відповідає за технічну стратегію та архітектуру проєкту.</text:p>
      <text:p text:style-name="P7" loext:marker-style-name="T2"/>
      <text:p text:style-name="P4" loext:marker-style-name="T2"><text:span text:style-name="T5">Викладацький склад</text:span>: </text:p>
      <text:p text:style-name="P8" loext:marker-style-name="T2"><text:span text:style-name="T4"><text:line-break/>Викладач курсу (</text:span><text:span text:style-name="T6">T1</text:span><text:span text:style-name="T4">) - відповідає за створення та ведення курсу на платформі.</text:span>Викладач <text:span text:style-name="T4">Викладач <text:s/></text:span>змісту (<text:span text:style-name="T5">T2</text:span>) - відповідає за структуру та якість навчального матеріалу.</text:p>
      <text:p text:style-name="P9" loext:marker-style-name="T2"><text:line-break/><text:span text:style-name="T5">Організатори</text:span>: <text:line-break/></text:p>
      <text:p text:style-name="P9" loext:marker-style-name="T2">Координатор зв'язків із учасниками (<text:span text:style-name="T5">O1</text:span>) - відповідає за взаємодію зі студентами та вирішення їхніх питань.</text:p>
      <text:p text:style-name="P9" loext:marker-style-name="T2">Менеджер контенту (<text:span text:style-name="T5">O2</text:span>) - відповідає за підготовку та публікацію відео- та текстового контенту курсу.</text:p>
      <text:p text:style-name="P9" loext:marker-style-name="T2"/>
      <text:p text:style-name="P9" loext:marker-style-name="T2"><text:span text:style-name="T5">Розробники</text:span>:</text:p>
      <text:p text:style-name="P6" loext:marker-style-name="T2"><text:span text:style-name="T8">Веб-розробник (</text:span><text:span text:style-name="T10">D1</text:span><text:span text:style-name="T8">) - відповідає за розробку веб-інтерфейсу платформи для курсу.</text:span></text:p>
      <text:p text:style-name="P6" loext:marker-style-name="T2"><text:span text:style-name="T8">рафічний дизайнер (</text:span><text:span text:style-name="T10">D3</text:span><text:span text:style-name="T8">) - відповідає за дизайн ілюстрацій та іншого графічного контенту курсу.</text:span></text:p>
      <text:p text:style-name="P9" loext:marker-style-name="T2">Аналітик (<text:span text:style-name="T5">D4</text:span>) - відповідає за аналіз даних проєкту та рекомендації щодо його оптимізації.</text:p>
      <text:p text:style-name="P9" loext:marker-style-name="T2">Тестувальник (<text:span text:style-name="T5">D5</text:span>) - відповідає за тестування курсу та виявлення помилок.</text:p>
      <text:p text:style-name="P9" loext:marker-style-name="T2"/>
      <text:p text:style-name="P9" loext:marker-style-name="T2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5">Проектний менеджер</text:p>
          </table:table-cell>
          <table:table-cell table:style-name="Table1.B1" office:value-type="string">
            <text:p text:style-name="P5">P</text:p>
          </table:table-cell>
        </table:table-row>
        <table:table-row>
          <table:table-cell table:style-name="Table1.A1" office:value-type="string">
            <text:p text:style-name="P5">Технічний директор</text:p>
          </table:table-cell>
          <table:table-cell table:style-name="Table1.B1" office:value-type="string">
            <text:p text:style-name="P5">T</text:p>
          </table:table-cell>
        </table:table-row>
        <table:table-row>
          <table:table-cell table:style-name="Table1.A1" office:value-type="string">
            <text:p text:style-name="P5">Викладач курсу</text:p>
          </table:table-cell>
          <table:table-cell table:style-name="Table1.B1" office:value-type="string">
            <text:p text:style-name="P5">T</text:p>
          </table:table-cell>
        </table:table-row>
        <table:table-row>
          <table:table-cell table:style-name="Table1.A1" office:value-type="string">
            <text:p text:style-name="P5">Викладач змісту</text:p>
          </table:table-cell>
          <table:table-cell table:style-name="Table1.B1" office:value-type="string">
            <text:p text:style-name="P5">T</text:p>
          </table:table-cell>
        </table:table-row>
        <table:table-row>
          <table:table-cell table:style-name="Table1.A1" office:value-type="string">
            <text:p text:style-name="P5">Координатор зв'язків із учасниками</text:p>
          </table:table-cell>
          <table:table-cell table:style-name="Table1.B1" office:value-type="string">
            <text:p text:style-name="P5">O</text:p>
          </table:table-cell>
        </table:table-row>
        <table:table-row>
          <table:table-cell table:style-name="Table1.A1" office:value-type="string">
            <text:p text:style-name="P5">Менеджер контенту</text:p>
          </table:table-cell>
          <table:table-cell table:style-name="Table1.B1" office:value-type="string">
            <text:p text:style-name="P5">O</text:p>
          </table:table-cell>
        </table:table-row>
        <table:table-row>
          <table:table-cell table:style-name="Table1.A1" office:value-type="string">
            <text:p text:style-name="P5">Веб-розробник</text:p>
          </table:table-cell>
          <table:table-cell table:style-name="Table1.B1" office:value-type="string">
            <text:p text:style-name="P5">D</text:p>
          </table:table-cell>
        </table:table-row>
        <table:table-row>
          <table:table-cell table:style-name="Table1.A1" office:value-type="string">
            <text:p text:style-name="P5">Мобільний розробник</text:p>
          </table:table-cell>
          <table:table-cell table:style-name="Table1.B1" office:value-type="string">
            <text:p text:style-name="P5">D</text:p>
          </table:table-cell>
        </table:table-row>
        <table:table-row>
          <table:table-cell table:style-name="Table1.A1" office:value-type="string">
            <text:p text:style-name="P5">Графічний дизайнер</text:p>
          </table:table-cell>
          <table:table-cell table:style-name="Table1.B1" office:value-type="string">
            <text:p text:style-name="P5">D</text:p>
          </table:table-cell>
        </table:table-row>
        <table:table-row>
          <table:table-cell table:style-name="Table1.A1" office:value-type="string">
            <text:p text:style-name="P5">Аналітик</text:p>
          </table:table-cell>
          <table:table-cell table:style-name="Table1.B1" office:value-type="string">
            <text:p text:style-name="P5">D</text:p>
          </table:table-cell>
        </table:table-row>
        <table:table-row>
          <table:table-cell table:style-name="Table1.A1" office:value-type="string">
            <text:p text:style-name="P5">Тестувальник</text:p>
          </table:table-cell>
          <table:table-cell table:style-name="Table1.B1" office:value-type="string">
            <text:p text:style-name="Table_20_Contents">D</text:p>
          </table:table-cell>
        </table:table-row>
      </table:table>
      <text:p text:style-name="P9" loext:marker-style-name="T2"/>
      <text:p text:style-name="P9" loext:marker-style-name="T2"/>
      <text:p text:style-name="P10" loext:marker-style-name="T2">Висновки</text:p>
      <text:p text:style-name="P10" loext:marker-style-name="T2"/>
      <text:p text:style-name="P11" loext:marker-style-name="T2"><text:tab/>Однозначна ідентифікація: Методи кодування дозволяють однозначно ідентифікувати кожного члена команди за допомогою унікального коду. Це полегшує комунікацію та управління командою, сприяє уникненню недорозумінь і покращує загальну продуктивність проєкту.</text:p>
      <text:p text:style-name="P11" loext:marker-style-name="T2"><text:tab/>Ефективне управління: Завдяки методам кодування керівництво може швидко та чітко визначати, хто є ким у команді, що допомагає у здійсненні ефективного розподілу обов'язків, контролі за виконанням завдань та прийнятті рішень.</text:p>
      <text:p text:style-name="P11" loext:marker-style-name="T2"><text:tab/>Легкість спілкування: Кодування членів команди дозволяє швидко і зрозуміло звертатися до них у мові комунікації. Замість повного імені або посади можна використовувати короткий код, що заощаджує час та зменшує ймовірність помилок у спілкуванні.</text:p>
      <text:p text:style-name="P11" loext:marker-style-name="T2"><text:tab/>Економія часу та ресурсів: Використання методів кодування дозволяє зберегти час і ресурси, які зазвичай витрачаються на управління командою та звітність. Це особливо важливо у великих проєктах з численною командою.</text:p>
      <text:p text:style-name="P12" loext:marker-style-name="T2"><text:span text:style-name="T9"><text:tab/></text:span>Гнучкість: Різні методи кодування можуть бути застосовані в залежності від конкретних потреб проєкту. Наприклад, використання порядкового методу може бути доцільним для великих команд, тоді як скорочення імен може бути зручним у невеликих групах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1:30:08.552147003</meta:creation-date>
    <dc:date>2024-03-01T12:42:09.171963332</dc:date>
    <meta:editing-duration>PT1H11M56S</meta:editing-duration>
    <meta:editing-cycles>9</meta:editing-cycles>
    <meta:generator>LibreOffice/7.6.4.1$Linux_X86_64 LibreOffice_project/60$Build-1</meta:generator>
    <meta:document-statistic meta:table-count="1" meta:image-count="0" meta:object-count="0" meta:page-count="2" meta:paragraph-count="44" meta:word-count="335" meta:character-count="2543" meta:non-whitespace-character-count="2234"/>
  </office:meta>
</office:document-meta>
</file>